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uterCircle_LED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Number Offse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le Offs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(360/[.$E$2])*([.A4])+[.$C$2];360)" office:value-type="float" office:value="18" calcext:value-type="float">
            <text:p>18</text:p>
          </table:table-cell>
          <table:table-cell table:formula="of:=[.B4]/360*PI()*2" office:value-type="float" office:value="0.314159265358979" calcext:value-type="float">
            <text:p>0.314159265358979</text:p>
          </table:table-cell>
          <table:table-cell table:formula="of:=COS([.C4])*[.$E$3]" office:value-type="float" office:value="12.553946015096" calcext:value-type="float">
            <text:p>12.553946015096</text:p>
          </table:table-cell>
          <table:table-cell table:formula="of:=-SIN([.C4])*[.$E$3]" office:value-type="float" office:value="-4.07902432574931" calcext:value-type="float">
            <text:p>-4.07902432574931</text:p>
          </table:table-cell>
          <table:table-cell/>
          <table:table-cell table:formula="of:=CONCATENATE(&quot;D&quot;;([.A4]+[.$E$1]))" office:value-type="string" office:string-value="D1" calcext:value-type="string">
            <text:p>D1</text:p>
          </table:table-cell>
          <table:table-cell office:value-type="string" calcext:value-type="string">
            <text:p>D11</text:p>
          </table:table-cell>
          <table:table-cell table:formula="of:=[.D4]+[.$I$2]" office:value-type="float" office:value="112.553946015096" calcext:value-type="float">
            <text:p>112.553946015096</text:p>
          </table:table-cell>
          <table:table-cell table:formula="of:=[.E4]+[.$I$3]" office:value-type="float" office:value="95.9209756742507" calcext:value-type="float">
            <text:p>95.9209756742507</text:p>
          </table:table-cell>
          <table:table-cell table:formula="of:=[.B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(360/[.$E$2])*([.A5])+[.$C$2];360)" office:value-type="float" office:value="30" calcext:value-type="float">
            <text:p>30</text:p>
          </table:table-cell>
          <table:table-cell table:formula="of:=[.B5]/360*PI()*2" office:value-type="float" office:value="0.523598775598299" calcext:value-type="float">
            <text:p>0.523598775598299</text:p>
          </table:table-cell>
          <table:table-cell table:formula="of:=COS([.C5])*[.$E$3]" office:value-type="float" office:value="11.4315353299546" calcext:value-type="float">
            <text:p>11.4315353299546</text:p>
          </table:table-cell>
          <table:table-cell table:formula="of:=-SIN([.C5])*[.$E$3]" office:value-type="float" office:value="-6.6" calcext:value-type="float">
            <text:p>-6.6</text:p>
          </table:table-cell>
          <table:table-cell/>
          <table:table-cell table:formula="of:=CONCATENATE(&quot;D&quot;;([.A5]+[.$E$1]))" office:value-type="string" office:string-value="D2" calcext:value-type="string">
            <text:p>D2</text:p>
          </table:table-cell>
          <table:table-cell office:value-type="string" calcext:value-type="string">
            <text:p>D12</text:p>
          </table:table-cell>
          <table:table-cell table:formula="of:=[.D5]+[.$I$2]" office:value-type="float" office:value="111.431535329955" calcext:value-type="float">
            <text:p>111.431535329955</text:p>
          </table:table-cell>
          <table:table-cell table:formula="of:=[.E5]+[.$I$3]" office:value-type="float" office:value="93.4" calcext:value-type="float">
            <text:p>93.4</text:p>
          </table:table-cell>
          <table:table-cell table:formula="of:=[.B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(360/[.$E$2])*([.A6])+[.$C$2];360)" office:value-type="float" office:value="42" calcext:value-type="float">
            <text:p>42</text:p>
          </table:table-cell>
          <table:table-cell table:formula="of:=[.B6]/360*PI()*2" office:value-type="float" office:value="0.733038285837618" calcext:value-type="float">
            <text:p>0.733038285837618</text:p>
          </table:table-cell>
          <table:table-cell table:formula="of:=COS([.C6])*[.$E$3]" office:value-type="float" office:value="9.8095116963016" calcext:value-type="float">
            <text:p>9.8095116963016</text:p>
          </table:table-cell>
          <table:table-cell table:formula="of:=-SIN([.C6])*[.$E$3]" office:value-type="float" office:value="-8.83252400393693" calcext:value-type="float">
            <text:p>-8.83252400393693</text:p>
          </table:table-cell>
          <table:table-cell/>
          <table:table-cell table:formula="of:=CONCATENATE(&quot;D&quot;;([.A6]+[.$E$1]))" office:value-type="string" office:string-value="D3" calcext:value-type="string">
            <text:p>D3</text:p>
          </table:table-cell>
          <table:table-cell office:value-type="string" calcext:value-type="string">
            <text:p>D13</text:p>
          </table:table-cell>
          <table:table-cell table:formula="of:=[.D6]+[.$I$2]" office:value-type="float" office:value="109.809511696302" calcext:value-type="float">
            <text:p>109.809511696302</text:p>
          </table:table-cell>
          <table:table-cell table:formula="of:=[.E6]+[.$I$3]" office:value-type="float" office:value="91.1674759960631" calcext:value-type="float">
            <text:p>91.1674759960631</text:p>
          </table:table-cell>
          <table:table-cell table:formula="of:=[.B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(360/[.$E$2])*([.A7])+[.$C$2];360)" office:value-type="float" office:value="54" calcext:value-type="float">
            <text:p>54</text:p>
          </table:table-cell>
          <table:table-cell table:formula="of:=[.B7]/360*PI()*2" office:value-type="float" office:value="0.942477796076938" calcext:value-type="float">
            <text:p>0.942477796076938</text:p>
          </table:table-cell>
          <table:table-cell table:formula="of:=COS([.C7])*[.$E$3]" office:value-type="float" office:value="7.75876533026065" calcext:value-type="float">
            <text:p>7.75876533026065</text:p>
          </table:table-cell>
          <table:table-cell table:formula="of:=-SIN([.C7])*[.$E$3]" office:value-type="float" office:value="-10.6790243257493" calcext:value-type="float">
            <text:p>-10.6790243257493</text:p>
          </table:table-cell>
          <table:table-cell/>
          <table:table-cell table:formula="of:=CONCATENATE(&quot;D&quot;;([.A7]+[.$E$1]))" office:value-type="string" office:string-value="D4" calcext:value-type="string">
            <text:p>D4</text:p>
          </table:table-cell>
          <table:table-cell office:value-type="string" calcext:value-type="string">
            <text:p>D14</text:p>
          </table:table-cell>
          <table:table-cell table:formula="of:=[.D7]+[.$I$2]" office:value-type="float" office:value="107.758765330261" calcext:value-type="float">
            <text:p>107.758765330261</text:p>
          </table:table-cell>
          <table:table-cell table:formula="of:=[.E7]+[.$I$3]" office:value-type="float" office:value="89.3209756742507" calcext:value-type="float">
            <text:p>89.3209756742507</text:p>
          </table:table-cell>
          <table:table-cell table:formula="of:=[.B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(360/[.$E$2])*([.A8])+[.$C$2];360)" office:value-type="float" office:value="66" calcext:value-type="float">
            <text:p>66</text:p>
          </table:table-cell>
          <table:table-cell table:formula="of:=[.B8]/360*PI()*2" office:value-type="float" office:value="1.15191730631626" calcext:value-type="float">
            <text:p>1.15191730631626</text:p>
          </table:table-cell>
          <table:table-cell table:formula="of:=COS([.C8])*[.$E$3]" office:value-type="float" office:value="5.36892368860057" calcext:value-type="float">
            <text:p>5.36892368860057</text:p>
          </table:table-cell>
          <table:table-cell table:formula="of:=-SIN([.C8])*[.$E$3]" office:value-type="float" office:value="-12.0588000408823" calcext:value-type="float">
            <text:p>-12.0588000408823</text:p>
          </table:table-cell>
          <table:table-cell/>
          <table:table-cell table:formula="of:=CONCATENATE(&quot;D&quot;;([.A8]+[.$E$1]))" office:value-type="string" office:string-value="D5" calcext:value-type="string">
            <text:p>D5</text:p>
          </table:table-cell>
          <table:table-cell office:value-type="string" calcext:value-type="string">
            <text:p>D15</text:p>
          </table:table-cell>
          <table:table-cell table:formula="of:=[.D8]+[.$I$2]" office:value-type="float" office:value="105.368923688601" calcext:value-type="float">
            <text:p>105.368923688601</text:p>
          </table:table-cell>
          <table:table-cell table:formula="of:=[.E8]+[.$I$3]" office:value-type="float" office:value="87.9411999591177" calcext:value-type="float">
            <text:p>87.9411999591177</text:p>
          </table:table-cell>
          <table:table-cell table:formula="of:=[.B8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(360/[.$E$2])*([.A9])+[.$C$2];360)" office:value-type="float" office:value="78" calcext:value-type="float">
            <text:p>78</text:p>
          </table:table-cell>
          <table:table-cell table:formula="of:=[.B9]/360*PI()*2" office:value-type="float" office:value="1.36135681655558" calcext:value-type="float">
            <text:p>1.36135681655558</text:p>
          </table:table-cell>
          <table:table-cell table:formula="of:=COS([.C9])*[.$E$3]" office:value-type="float" office:value="2.74443431879442" calcext:value-type="float">
            <text:p>2.74443431879442</text:p>
          </table:table-cell>
          <table:table-cell table:formula="of:=-SIN([.C9])*[.$E$3]" office:value-type="float" office:value="-12.9115483296862" calcext:value-type="float">
            <text:p>-12.9115483296862</text:p>
          </table:table-cell>
          <table:table-cell/>
          <table:table-cell table:formula="of:=CONCATENATE(&quot;D&quot;;([.A9]+[.$E$1]))" office:value-type="string" office:string-value="D6" calcext:value-type="string">
            <text:p>D6</text:p>
          </table:table-cell>
          <table:table-cell office:value-type="string" calcext:value-type="string">
            <text:p>D16</text:p>
          </table:table-cell>
          <table:table-cell table:formula="of:=[.D9]+[.$I$2]" office:value-type="float" office:value="102.744434318794" calcext:value-type="float">
            <text:p>102.744434318794</text:p>
          </table:table-cell>
          <table:table-cell table:formula="of:=[.E9]+[.$I$3]" office:value-type="float" office:value="87.0884516703138" calcext:value-type="float">
            <text:p>87.0884516703138</text:p>
          </table:table-cell>
          <table:table-cell table:formula="of:=[.B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(360/[.$E$2])*([.A10])+[.$C$2];360)" office:value-type="float" office:value="90" calcext:value-type="float">
            <text:p>90</text:p>
          </table:table-cell>
          <table:table-cell table:formula="of:=[.B10]/360*PI()*2" office:value-type="float" office:value="1.5707963267949" calcext:value-type="float">
            <text:p>1.5707963267949</text:p>
          </table:table-cell>
          <table:table-cell table:formula="of:=COS([.C10])*[.$E$3]" office:value-type="float" office:value="8.08266887437253E-016" calcext:value-type="float">
            <text:p>8.08266887437253E-16</text:p>
          </table:table-cell>
          <table:table-cell table:formula="of:=-SIN([.C10])*[.$E$3]" office:value-type="float" office:value="-13.2" calcext:value-type="float">
            <text:p>-13.2</text:p>
          </table:table-cell>
          <table:table-cell/>
          <table:table-cell table:formula="of:=CONCATENATE(&quot;D&quot;;([.A10]+[.$E$1]))" office:value-type="string" office:string-value="D7" calcext:value-type="string">
            <text:p>D7</text:p>
          </table:table-cell>
          <table:table-cell office:value-type="string" calcext:value-type="string">
            <text:p>D17</text:p>
          </table:table-cell>
          <table:table-cell table:formula="of:=[.D10]+[.$I$2]" office:value-type="float" office:value="100" calcext:value-type="float">
            <text:p>100</text:p>
          </table:table-cell>
          <table:table-cell table:formula="of:=[.E10]+[.$I$3]" office:value-type="float" office:value="86.8" calcext:value-type="float">
            <text:p>86.8</text:p>
          </table:table-cell>
          <table:table-cell table:formula="of:=[.B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(360/[.$E$2])*([.A11])+[.$C$2];360)" office:value-type="float" office:value="102" calcext:value-type="float">
            <text:p>102</text:p>
          </table:table-cell>
          <table:table-cell table:formula="of:=[.B11]/360*PI()*2" office:value-type="float" office:value="1.78023583703422" calcext:value-type="float">
            <text:p>1.78023583703422</text:p>
          </table:table-cell>
          <table:table-cell table:formula="of:=COS([.C11])*[.$E$3]" office:value-type="float" office:value="-2.74443431879442" calcext:value-type="float">
            <text:p>-2.74443431879442</text:p>
          </table:table-cell>
          <table:table-cell table:formula="of:=-SIN([.C11])*[.$E$3]" office:value-type="float" office:value="-12.9115483296862" calcext:value-type="float">
            <text:p>-12.9115483296862</text:p>
          </table:table-cell>
          <table:table-cell/>
          <table:table-cell table:formula="of:=CONCATENATE(&quot;D&quot;;([.A11]+[.$E$1]))" office:value-type="string" office:string-value="D8" calcext:value-type="string">
            <text:p>D8</text:p>
          </table:table-cell>
          <table:table-cell office:value-type="string" calcext:value-type="string">
            <text:p>D18</text:p>
          </table:table-cell>
          <table:table-cell table:formula="of:=[.D11]+[.$I$2]" office:value-type="float" office:value="97.2555656812056" calcext:value-type="float">
            <text:p>97.2555656812056</text:p>
          </table:table-cell>
          <table:table-cell table:formula="of:=[.E11]+[.$I$3]" office:value-type="float" office:value="87.0884516703138" calcext:value-type="float">
            <text:p>87.0884516703138</text:p>
          </table:table-cell>
          <table:table-cell table:formula="of:=[.B1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(360/[.$E$2])*([.A12])+[.$C$2];360)" office:value-type="float" office:value="114" calcext:value-type="float">
            <text:p>114</text:p>
          </table:table-cell>
          <table:table-cell table:formula="of:=[.B12]/360*PI()*2" office:value-type="float" office:value="1.98967534727354" calcext:value-type="float">
            <text:p>1.98967534727354</text:p>
          </table:table-cell>
          <table:table-cell table:formula="of:=COS([.C12])*[.$E$3]" office:value-type="float" office:value="-5.36892368860056" calcext:value-type="float">
            <text:p>-5.36892368860056</text:p>
          </table:table-cell>
          <table:table-cell table:formula="of:=-SIN([.C12])*[.$E$3]" office:value-type="float" office:value="-12.0588000408823" calcext:value-type="float">
            <text:p>-12.0588000408823</text:p>
          </table:table-cell>
          <table:table-cell/>
          <table:table-cell table:formula="of:=CONCATENATE(&quot;D&quot;;([.A12]+[.$E$1]))" office:value-type="string" office:string-value="D9" calcext:value-type="string">
            <text:p>D9</text:p>
          </table:table-cell>
          <table:table-cell office:value-type="string" calcext:value-type="string">
            <text:p>D19</text:p>
          </table:table-cell>
          <table:table-cell table:formula="of:=[.D12]+[.$I$2]" office:value-type="float" office:value="94.6310763113995" calcext:value-type="float">
            <text:p>94.6310763113995</text:p>
          </table:table-cell>
          <table:table-cell table:formula="of:=[.E12]+[.$I$3]" office:value-type="float" office:value="87.9411999591177" calcext:value-type="float">
            <text:p>87.9411999591177</text:p>
          </table:table-cell>
          <table:table-cell table:formula="of:=[.B12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(360/[.$E$2])*([.A13])+[.$C$2];360)" office:value-type="float" office:value="126" calcext:value-type="float">
            <text:p>126</text:p>
          </table:table-cell>
          <table:table-cell table:formula="of:=[.B13]/360*PI()*2" office:value-type="float" office:value="2.19911485751286" calcext:value-type="float">
            <text:p>2.19911485751286</text:p>
          </table:table-cell>
          <table:table-cell table:formula="of:=COS([.C13])*[.$E$3]" office:value-type="float" office:value="-7.75876533026064" calcext:value-type="float">
            <text:p>-7.75876533026064</text:p>
          </table:table-cell>
          <table:table-cell table:formula="of:=-SIN([.C13])*[.$E$3]" office:value-type="float" office:value="-10.6790243257493" calcext:value-type="float">
            <text:p>-10.6790243257493</text:p>
          </table:table-cell>
          <table:table-cell/>
          <table:table-cell table:formula="of:=CONCATENATE(&quot;D&quot;;([.A13]+[.$E$1]))" office:value-type="string" office:string-value="D10" calcext:value-type="string">
            <text:p>D10</text:p>
          </table:table-cell>
          <table:table-cell office:value-type="string" calcext:value-type="string">
            <text:p>D43</text:p>
          </table:table-cell>
          <table:table-cell table:formula="of:=[.D13]+[.$I$2]" office:value-type="float" office:value="92.2412346697394" calcext:value-type="float">
            <text:p>92.2412346697394</text:p>
          </table:table-cell>
          <table:table-cell table:formula="of:=[.E13]+[.$I$3]" office:value-type="float" office:value="89.3209756742507" calcext:value-type="float">
            <text:p>89.3209756742507</text:p>
          </table:table-cell>
          <table:table-cell table:formula="of:=[.B13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(360/[.$E$2])*([.A14])+[.$C$2];360)" office:value-type="float" office:value="138" calcext:value-type="float">
            <text:p>138</text:p>
          </table:table-cell>
          <table:table-cell table:formula="of:=[.B14]/360*PI()*2" office:value-type="float" office:value="2.40855436775217" calcext:value-type="float">
            <text:p>2.40855436775217</text:p>
          </table:table-cell>
          <table:table-cell table:formula="of:=COS([.C14])*[.$E$3]" office:value-type="float" office:value="-9.80951169630161" calcext:value-type="float">
            <text:p>-9.80951169630161</text:p>
          </table:table-cell>
          <table:table-cell table:formula="of:=-SIN([.C14])*[.$E$3]" office:value-type="float" office:value="-8.83252400393693" calcext:value-type="float">
            <text:p>-8.83252400393693</text:p>
          </table:table-cell>
          <table:table-cell/>
          <table:table-cell table:formula="of:=CONCATENATE(&quot;D&quot;;([.A14]+[.$E$1]))" office:value-type="string" office:string-value="D11" calcext:value-type="string">
            <text:p>D11</text:p>
          </table:table-cell>
          <table:table-cell office:value-type="string" calcext:value-type="string">
            <text:p>D44</text:p>
          </table:table-cell>
          <table:table-cell table:formula="of:=[.D14]+[.$I$2]" office:value-type="float" office:value="90.1904883036984" calcext:value-type="float">
            <text:p>90.1904883036984</text:p>
          </table:table-cell>
          <table:table-cell table:formula="of:=[.E14]+[.$I$3]" office:value-type="float" office:value="91.1674759960631" calcext:value-type="float">
            <text:p>91.1674759960631</text:p>
          </table:table-cell>
          <table:table-cell table:formula="of:=[.B14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(360/[.$E$2])*([.A15])+[.$C$2];360)" office:value-type="float" office:value="150" calcext:value-type="float">
            <text:p>150</text:p>
          </table:table-cell>
          <table:table-cell table:formula="of:=[.B15]/360*PI()*2" office:value-type="float" office:value="2.61799387799149" calcext:value-type="float">
            <text:p>2.61799387799149</text:p>
          </table:table-cell>
          <table:table-cell table:formula="of:=COS([.C15])*[.$E$3]" office:value-type="float" office:value="-11.4315353299546" calcext:value-type="float">
            <text:p>-11.4315353299546</text:p>
          </table:table-cell>
          <table:table-cell table:formula="of:=-SIN([.C15])*[.$E$3]" office:value-type="float" office:value="-6.6" calcext:value-type="float">
            <text:p>-6.6</text:p>
          </table:table-cell>
          <table:table-cell/>
          <table:table-cell table:formula="of:=CONCATENATE(&quot;D&quot;;([.A15]+[.$E$1]))" office:value-type="string" office:string-value="D12" calcext:value-type="string">
            <text:p>D12</text:p>
          </table:table-cell>
          <table:table-cell office:value-type="string" calcext:value-type="string">
            <text:p>D45</text:p>
          </table:table-cell>
          <table:table-cell table:formula="of:=[.D15]+[.$I$2]" office:value-type="float" office:value="88.5684646700454" calcext:value-type="float">
            <text:p>88.5684646700454</text:p>
          </table:table-cell>
          <table:table-cell table:formula="of:=[.E15]+[.$I$3]" office:value-type="float" office:value="93.4" calcext:value-type="float">
            <text:p>93.4</text:p>
          </table:table-cell>
          <table:table-cell table:formula="of:=[.B15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(360/[.$E$2])*([.A16])+[.$C$2];360)" office:value-type="float" office:value="162" calcext:value-type="float">
            <text:p>162</text:p>
          </table:table-cell>
          <table:table-cell table:formula="of:=[.B16]/360*PI()*2" office:value-type="float" office:value="2.82743338823081" calcext:value-type="float">
            <text:p>2.82743338823081</text:p>
          </table:table-cell>
          <table:table-cell table:formula="of:=COS([.C16])*[.$E$3]" office:value-type="float" office:value="-12.553946015096" calcext:value-type="float">
            <text:p>-12.553946015096</text:p>
          </table:table-cell>
          <table:table-cell table:formula="of:=-SIN([.C16])*[.$E$3]" office:value-type="float" office:value="-4.07902432574931" calcext:value-type="float">
            <text:p>-4.07902432574931</text:p>
          </table:table-cell>
          <table:table-cell/>
          <table:table-cell table:formula="of:=CONCATENATE(&quot;D&quot;;([.A16]+[.$E$1]))" office:value-type="string" office:string-value="D13" calcext:value-type="string">
            <text:p>D13</text:p>
          </table:table-cell>
          <table:table-cell office:value-type="string" calcext:value-type="string">
            <text:p>D46</text:p>
          </table:table-cell>
          <table:table-cell table:formula="of:=[.D16]+[.$I$2]" office:value-type="float" office:value="87.446053984904" calcext:value-type="float">
            <text:p>87.446053984904</text:p>
          </table:table-cell>
          <table:table-cell table:formula="of:=[.E16]+[.$I$3]" office:value-type="float" office:value="95.9209756742507" calcext:value-type="float">
            <text:p>95.9209756742507</text:p>
          </table:table-cell>
          <table:table-cell table:formula="of:=[.B16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(360/[.$E$2])*([.A17])+[.$C$2];360)" office:value-type="float" office:value="174" calcext:value-type="float">
            <text:p>174</text:p>
          </table:table-cell>
          <table:table-cell table:formula="of:=[.B17]/360*PI()*2" office:value-type="float" office:value="3.03687289847013" calcext:value-type="float">
            <text:p>3.03687289847013</text:p>
          </table:table-cell>
          <table:table-cell table:formula="of:=COS([.C17])*[.$E$3]" office:value-type="float" office:value="-13.1276890188612" calcext:value-type="float">
            <text:p>-13.1276890188612</text:p>
          </table:table-cell>
          <table:table-cell table:formula="of:=-SIN([.C17])*[.$E$3]" office:value-type="float" office:value="-1.37977571513303" calcext:value-type="float">
            <text:p>-1.37977571513303</text:p>
          </table:table-cell>
          <table:table-cell/>
          <table:table-cell table:formula="of:=CONCATENATE(&quot;D&quot;;([.A17]+[.$E$1]))" office:value-type="string" office:string-value="D14" calcext:value-type="string">
            <text:p>D14</text:p>
          </table:table-cell>
          <table:table-cell office:value-type="string" calcext:value-type="string">
            <text:p>D47</text:p>
          </table:table-cell>
          <table:table-cell table:formula="of:=[.D17]+[.$I$2]" office:value-type="float" office:value="86.8723109811388" calcext:value-type="float">
            <text:p>86.8723109811388</text:p>
          </table:table-cell>
          <table:table-cell table:formula="of:=[.E17]+[.$I$3]" office:value-type="float" office:value="98.620224284867" calcext:value-type="float">
            <text:p>98.620224284867</text:p>
          </table:table-cell>
          <table:table-cell table:formula="of:=[.B17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(360/[.$E$2])*([.A18])+[.$C$2];360)" office:value-type="float" office:value="186" calcext:value-type="float">
            <text:p>186</text:p>
          </table:table-cell>
          <table:table-cell table:formula="of:=[.B18]/360*PI()*2" office:value-type="float" office:value="3.24631240870945" calcext:value-type="float">
            <text:p>3.24631240870945</text:p>
          </table:table-cell>
          <table:table-cell table:formula="of:=COS([.C18])*[.$E$3]" office:value-type="float" office:value="-13.1276890188612" calcext:value-type="float">
            <text:p>-13.1276890188612</text:p>
          </table:table-cell>
          <table:table-cell table:formula="of:=-SIN([.C18])*[.$E$3]" office:value-type="float" office:value="1.37977571513303" calcext:value-type="float">
            <text:p>1.37977571513303</text:p>
          </table:table-cell>
          <table:table-cell/>
          <table:table-cell table:formula="of:=CONCATENATE(&quot;D&quot;;([.A18]+[.$E$1]))" office:value-type="string" office:string-value="D15" calcext:value-type="string">
            <text:p>D15</text:p>
          </table:table-cell>
          <table:table-cell office:value-type="string" calcext:value-type="string">
            <text:p>D48</text:p>
          </table:table-cell>
          <table:table-cell table:formula="of:=[.D18]+[.$I$2]" office:value-type="float" office:value="86.8723109811388" calcext:value-type="float">
            <text:p>86.8723109811388</text:p>
          </table:table-cell>
          <table:table-cell table:formula="of:=[.E18]+[.$I$3]" office:value-type="float" office:value="101.379775715133" calcext:value-type="float">
            <text:p>101.379775715133</text:p>
          </table:table-cell>
          <table:table-cell table:formula="of:=[.B18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(360/[.$E$2])*([.A19])+[.$C$2];360)" office:value-type="float" office:value="198" calcext:value-type="float">
            <text:p>198</text:p>
          </table:table-cell>
          <table:table-cell table:formula="of:=[.B19]/360*PI()*2" office:value-type="float" office:value="3.45575191894877" calcext:value-type="float">
            <text:p>3.45575191894877</text:p>
          </table:table-cell>
          <table:table-cell table:formula="of:=COS([.C19])*[.$E$3]" office:value-type="float" office:value="-12.553946015096" calcext:value-type="float">
            <text:p>-12.553946015096</text:p>
          </table:table-cell>
          <table:table-cell table:formula="of:=-SIN([.C19])*[.$E$3]" office:value-type="float" office:value="4.07902432574931" calcext:value-type="float">
            <text:p>4.07902432574931</text:p>
          </table:table-cell>
          <table:table-cell/>
          <table:table-cell table:formula="of:=CONCATENATE(&quot;D&quot;;([.A19]+[.$E$1]))" office:value-type="string" office:string-value="D16" calcext:value-type="string">
            <text:p>D16</text:p>
          </table:table-cell>
          <table:table-cell office:value-type="string" calcext:value-type="string">
            <text:p>D32</text:p>
          </table:table-cell>
          <table:table-cell table:formula="of:=[.D19]+[.$I$2]" office:value-type="float" office:value="87.446053984904" calcext:value-type="float">
            <text:p>87.446053984904</text:p>
          </table:table-cell>
          <table:table-cell table:formula="of:=[.E19]+[.$I$3]" office:value-type="float" office:value="104.079024325749" calcext:value-type="float">
            <text:p>104.079024325749</text:p>
          </table:table-cell>
          <table:table-cell table:formula="of:=[.B19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(360/[.$E$2])*([.A20])+[.$C$2];360)" office:value-type="float" office:value="210" calcext:value-type="float">
            <text:p>210</text:p>
          </table:table-cell>
          <table:table-cell table:formula="of:=[.B20]/360*PI()*2" office:value-type="float" office:value="3.66519142918809" calcext:value-type="float">
            <text:p>3.66519142918809</text:p>
          </table:table-cell>
          <table:table-cell table:formula="of:=COS([.C20])*[.$E$3]" office:value-type="float" office:value="-11.4315353299546" calcext:value-type="float">
            <text:p>-11.4315353299546</text:p>
          </table:table-cell>
          <table:table-cell table:formula="of:=-SIN([.C20])*[.$E$3]" office:value-type="float" office:value="6.6" calcext:value-type="float">
            <text:p>6.6</text:p>
          </table:table-cell>
          <table:table-cell/>
          <table:table-cell table:formula="of:=CONCATENATE(&quot;D&quot;;([.A20]+[.$E$1]))" office:value-type="string" office:string-value="D17" calcext:value-type="string">
            <text:p>D17</text:p>
          </table:table-cell>
          <table:table-cell office:value-type="string" calcext:value-type="string">
            <text:p>D33</text:p>
          </table:table-cell>
          <table:table-cell table:formula="of:=[.D20]+[.$I$2]" office:value-type="float" office:value="88.5684646700454" calcext:value-type="float">
            <text:p>88.5684646700454</text:p>
          </table:table-cell>
          <table:table-cell table:formula="of:=[.E20]+[.$I$3]" office:value-type="float" office:value="106.6" calcext:value-type="float">
            <text:p>106.6</text:p>
          </table:table-cell>
          <table:table-cell table:formula="of:=[.B20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(360/[.$E$2])*([.A21])+[.$C$2];360)" office:value-type="float" office:value="222" calcext:value-type="float">
            <text:p>222</text:p>
          </table:table-cell>
          <table:table-cell table:formula="of:=[.B21]/360*PI()*2" office:value-type="float" office:value="3.87463093942741" calcext:value-type="float">
            <text:p>3.87463093942741</text:p>
          </table:table-cell>
          <table:table-cell table:formula="of:=COS([.C21])*[.$E$3]" office:value-type="float" office:value="-9.8095116963016" calcext:value-type="float">
            <text:p>-9.8095116963016</text:p>
          </table:table-cell>
          <table:table-cell table:formula="of:=-SIN([.C21])*[.$E$3]" office:value-type="float" office:value="8.83252400393693" calcext:value-type="float">
            <text:p>8.83252400393693</text:p>
          </table:table-cell>
          <table:table-cell/>
          <table:table-cell table:formula="of:=CONCATENATE(&quot;D&quot;;([.A21]+[.$E$1]))" office:value-type="string" office:string-value="D18" calcext:value-type="string">
            <text:p>D18</text:p>
          </table:table-cell>
          <table:table-cell office:value-type="string" calcext:value-type="string">
            <text:p>D34</text:p>
          </table:table-cell>
          <table:table-cell table:formula="of:=[.D21]+[.$I$2]" office:value-type="float" office:value="90.1904883036984" calcext:value-type="float">
            <text:p>90.1904883036984</text:p>
          </table:table-cell>
          <table:table-cell table:formula="of:=[.E21]+[.$I$3]" office:value-type="float" office:value="108.832524003937" calcext:value-type="float">
            <text:p>108.832524003937</text:p>
          </table:table-cell>
          <table:table-cell table:formula="of:=[.B21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(360/[.$E$2])*([.A22])+[.$C$2];360)" office:value-type="float" office:value="234" calcext:value-type="float">
            <text:p>234</text:p>
          </table:table-cell>
          <table:table-cell table:formula="of:=[.B22]/360*PI()*2" office:value-type="float" office:value="4.08407044966673" calcext:value-type="float">
            <text:p>4.08407044966673</text:p>
          </table:table-cell>
          <table:table-cell table:formula="of:=COS([.C22])*[.$E$3]" office:value-type="float" office:value="-7.75876533026065" calcext:value-type="float">
            <text:p>-7.75876533026065</text:p>
          </table:table-cell>
          <table:table-cell table:formula="of:=-SIN([.C22])*[.$E$3]" office:value-type="float" office:value="10.6790243257493" calcext:value-type="float">
            <text:p>10.6790243257493</text:p>
          </table:table-cell>
          <table:table-cell/>
          <table:table-cell table:formula="of:=CONCATENATE(&quot;D&quot;;([.A22]+[.$E$1]))" office:value-type="string" office:string-value="D19" calcext:value-type="string">
            <text:p>D19</text:p>
          </table:table-cell>
          <table:table-cell office:value-type="string" calcext:value-type="string">
            <text:p>D35</text:p>
          </table:table-cell>
          <table:table-cell table:formula="of:=[.D22]+[.$I$2]" office:value-type="float" office:value="92.2412346697394" calcext:value-type="float">
            <text:p>92.2412346697394</text:p>
          </table:table-cell>
          <table:table-cell table:formula="of:=[.E22]+[.$I$3]" office:value-type="float" office:value="110.679024325749" calcext:value-type="float">
            <text:p>110.679024325749</text:p>
          </table:table-cell>
          <table:table-cell table:formula="of:=[.B22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(360/[.$E$2])*([.A23])+[.$C$2];360)" office:value-type="float" office:value="246" calcext:value-type="float">
            <text:p>246</text:p>
          </table:table-cell>
          <table:table-cell table:formula="of:=[.B23]/360*PI()*2" office:value-type="float" office:value="4.29350995990605" calcext:value-type="float">
            <text:p>4.29350995990605</text:p>
          </table:table-cell>
          <table:table-cell table:formula="of:=COS([.C23])*[.$E$3]" office:value-type="float" office:value="-5.36892368860056" calcext:value-type="float">
            <text:p>-5.36892368860056</text:p>
          </table:table-cell>
          <table:table-cell table:formula="of:=-SIN([.C23])*[.$E$3]" office:value-type="float" office:value="12.0588000408823" calcext:value-type="float">
            <text:p>12.0588000408823</text:p>
          </table:table-cell>
          <table:table-cell/>
          <table:table-cell table:formula="of:=CONCATENATE(&quot;D&quot;;([.A23]+[.$E$1]))" office:value-type="string" office:string-value="D20" calcext:value-type="string">
            <text:p>D20</text:p>
          </table:table-cell>
          <table:table-cell office:value-type="string" calcext:value-type="string">
            <text:p>D36</text:p>
          </table:table-cell>
          <table:table-cell table:formula="of:=[.D23]+[.$I$2]" office:value-type="float" office:value="94.6310763113995" calcext:value-type="float">
            <text:p>94.6310763113995</text:p>
          </table:table-cell>
          <table:table-cell table:formula="of:=[.E23]+[.$I$3]" office:value-type="float" office:value="112.058800040882" calcext:value-type="float">
            <text:p>112.058800040882</text:p>
          </table:table-cell>
          <table:table-cell table:formula="of:=[.B23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(360/[.$E$2])*([.A24])+[.$C$2];360)" office:value-type="float" office:value="258" calcext:value-type="float">
            <text:p>258</text:p>
          </table:table-cell>
          <table:table-cell table:formula="of:=[.B24]/360*PI()*2" office:value-type="float" office:value="4.50294947014537" calcext:value-type="float">
            <text:p>4.50294947014537</text:p>
          </table:table-cell>
          <table:table-cell table:formula="of:=COS([.C24])*[.$E$3]" office:value-type="float" office:value="-2.74443431879443" calcext:value-type="float">
            <text:p>-2.74443431879443</text:p>
          </table:table-cell>
          <table:table-cell table:formula="of:=-SIN([.C24])*[.$E$3]" office:value-type="float" office:value="12.9115483296862" calcext:value-type="float">
            <text:p>12.9115483296862</text:p>
          </table:table-cell>
          <table:table-cell/>
          <table:table-cell table:formula="of:=CONCATENATE(&quot;D&quot;;([.A24]+[.$E$1]))" office:value-type="string" office:string-value="D21" calcext:value-type="string">
            <text:p>D21</text:p>
          </table:table-cell>
          <table:table-cell office:value-type="string" calcext:value-type="string">
            <text:p>D37</text:p>
          </table:table-cell>
          <table:table-cell table:formula="of:=[.D24]+[.$I$2]" office:value-type="float" office:value="97.2555656812056" calcext:value-type="float">
            <text:p>97.2555656812056</text:p>
          </table:table-cell>
          <table:table-cell table:formula="of:=[.E24]+[.$I$3]" office:value-type="float" office:value="112.911548329686" calcext:value-type="float">
            <text:p>112.911548329686</text:p>
          </table:table-cell>
          <table:table-cell table:formula="of:=[.B24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(360/[.$E$2])*([.A25])+[.$C$2];360)" office:value-type="float" office:value="270" calcext:value-type="float">
            <text:p>270</text:p>
          </table:table-cell>
          <table:table-cell table:formula="of:=[.B25]/360*PI()*2" office:value-type="float" office:value="4.71238898038469" calcext:value-type="float">
            <text:p>4.71238898038469</text:p>
          </table:table-cell>
          <table:table-cell table:formula="of:=COS([.C25])*[.$E$3]" office:value-type="float" office:value="-2.42480066231176E-015" calcext:value-type="float">
            <text:p>-2.42480066231176E-15</text:p>
          </table:table-cell>
          <table:table-cell table:formula="of:=-SIN([.C25])*[.$E$3]" office:value-type="float" office:value="13.2" calcext:value-type="float">
            <text:p>13.2</text:p>
          </table:table-cell>
          <table:table-cell/>
          <table:table-cell table:formula="of:=CONCATENATE(&quot;D&quot;;([.A25]+[.$E$1]))" office:value-type="string" office:string-value="D22" calcext:value-type="string">
            <text:p>D22</text:p>
          </table:table-cell>
          <table:table-cell office:value-type="string" calcext:value-type="string">
            <text:p>D38</text:p>
          </table:table-cell>
          <table:table-cell table:formula="of:=[.D25]+[.$I$2]" office:value-type="float" office:value="100" calcext:value-type="float">
            <text:p>100</text:p>
          </table:table-cell>
          <table:table-cell table:formula="of:=[.E25]+[.$I$3]" office:value-type="float" office:value="113.2" calcext:value-type="float">
            <text:p>113.2</text:p>
          </table:table-cell>
          <table:table-cell table:formula="of:=[.B25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(360/[.$E$2])*([.A26])+[.$C$2];360)" office:value-type="float" office:value="282" calcext:value-type="float">
            <text:p>282</text:p>
          </table:table-cell>
          <table:table-cell table:formula="of:=[.B26]/360*PI()*2" office:value-type="float" office:value="4.92182849062401" calcext:value-type="float">
            <text:p>4.92182849062401</text:p>
          </table:table-cell>
          <table:table-cell table:formula="of:=COS([.C26])*[.$E$3]" office:value-type="float" office:value="2.74443431879442" calcext:value-type="float">
            <text:p>2.74443431879442</text:p>
          </table:table-cell>
          <table:table-cell table:formula="of:=-SIN([.C26])*[.$E$3]" office:value-type="float" office:value="12.9115483296862" calcext:value-type="float">
            <text:p>12.9115483296862</text:p>
          </table:table-cell>
          <table:table-cell/>
          <table:table-cell table:formula="of:=CONCATENATE(&quot;D&quot;;([.A26]+[.$E$1]))" office:value-type="string" office:string-value="D23" calcext:value-type="string">
            <text:p>D23</text:p>
          </table:table-cell>
          <table:table-cell office:value-type="string" calcext:value-type="string">
            <text:p>D21</text:p>
          </table:table-cell>
          <table:table-cell table:formula="of:=[.D26]+[.$I$2]" office:value-type="float" office:value="102.744434318794" calcext:value-type="float">
            <text:p>102.744434318794</text:p>
          </table:table-cell>
          <table:table-cell table:formula="of:=[.E26]+[.$I$3]" office:value-type="float" office:value="112.911548329686" calcext:value-type="float">
            <text:p>112.911548329686</text:p>
          </table:table-cell>
          <table:table-cell table:formula="of:=[.B26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(360/[.$E$2])*([.A27])+[.$C$2];360)" office:value-type="float" office:value="294" calcext:value-type="float">
            <text:p>294</text:p>
          </table:table-cell>
          <table:table-cell table:formula="of:=[.B27]/360*PI()*2" office:value-type="float" office:value="5.13126800086333" calcext:value-type="float">
            <text:p>5.13126800086333</text:p>
          </table:table-cell>
          <table:table-cell table:formula="of:=COS([.C27])*[.$E$3]" office:value-type="float" office:value="5.36892368860056" calcext:value-type="float">
            <text:p>5.36892368860056</text:p>
          </table:table-cell>
          <table:table-cell table:formula="of:=-SIN([.C27])*[.$E$3]" office:value-type="float" office:value="12.0588000408823" calcext:value-type="float">
            <text:p>12.0588000408823</text:p>
          </table:table-cell>
          <table:table-cell/>
          <table:table-cell table:formula="of:=CONCATENATE(&quot;D&quot;;([.A27]+[.$E$1]))" office:value-type="string" office:string-value="D24" calcext:value-type="string">
            <text:p>D24</text:p>
          </table:table-cell>
          <table:table-cell office:value-type="string" calcext:value-type="string">
            <text:p>D22</text:p>
          </table:table-cell>
          <table:table-cell table:formula="of:=[.D27]+[.$I$2]" office:value-type="float" office:value="105.368923688601" calcext:value-type="float">
            <text:p>105.368923688601</text:p>
          </table:table-cell>
          <table:table-cell table:formula="of:=[.E27]+[.$I$3]" office:value-type="float" office:value="112.058800040882" calcext:value-type="float">
            <text:p>112.058800040882</text:p>
          </table:table-cell>
          <table:table-cell table:formula="of:=[.B27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(360/[.$E$2])*([.A28])+[.$C$2];360)" office:value-type="float" office:value="306" calcext:value-type="float">
            <text:p>306</text:p>
          </table:table-cell>
          <table:table-cell table:formula="of:=[.B28]/360*PI()*2" office:value-type="float" office:value="5.34070751110265" calcext:value-type="float">
            <text:p>5.34070751110265</text:p>
          </table:table-cell>
          <table:table-cell table:formula="of:=COS([.C28])*[.$E$3]" office:value-type="float" office:value="7.75876533026064" calcext:value-type="float">
            <text:p>7.75876533026064</text:p>
          </table:table-cell>
          <table:table-cell table:formula="of:=-SIN([.C28])*[.$E$3]" office:value-type="float" office:value="10.6790243257493" calcext:value-type="float">
            <text:p>10.6790243257493</text:p>
          </table:table-cell>
          <table:table-cell/>
          <table:table-cell table:formula="of:=CONCATENATE(&quot;D&quot;;([.A28]+[.$E$1]))" office:value-type="string" office:string-value="D25" calcext:value-type="string">
            <text:p>D25</text:p>
          </table:table-cell>
          <table:table-cell office:value-type="string" calcext:value-type="string">
            <text:p>D23</text:p>
          </table:table-cell>
          <table:table-cell table:formula="of:=[.D28]+[.$I$2]" office:value-type="float" office:value="107.758765330261" calcext:value-type="float">
            <text:p>107.758765330261</text:p>
          </table:table-cell>
          <table:table-cell table:formula="of:=[.E28]+[.$I$3]" office:value-type="float" office:value="110.679024325749" calcext:value-type="float">
            <text:p>110.679024325749</text:p>
          </table:table-cell>
          <table:table-cell table:formula="of:=[.B28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(360/[.$E$2])*([.A29])+[.$C$2];360)" office:value-type="float" office:value="318" calcext:value-type="float">
            <text:p>318</text:p>
          </table:table-cell>
          <table:table-cell table:formula="of:=[.B29]/360*PI()*2" office:value-type="float" office:value="5.55014702134197" calcext:value-type="float">
            <text:p>5.55014702134197</text:p>
          </table:table-cell>
          <table:table-cell table:formula="of:=COS([.C29])*[.$E$3]" office:value-type="float" office:value="9.8095116963016" calcext:value-type="float">
            <text:p>9.8095116963016</text:p>
          </table:table-cell>
          <table:table-cell table:formula="of:=-SIN([.C29])*[.$E$3]" office:value-type="float" office:value="8.83252400393694" calcext:value-type="float">
            <text:p>8.83252400393694</text:p>
          </table:table-cell>
          <table:table-cell/>
          <table:table-cell table:formula="of:=CONCATENATE(&quot;D&quot;;([.A29]+[.$E$1]))" office:value-type="string" office:string-value="D26" calcext:value-type="string">
            <text:p>D26</text:p>
          </table:table-cell>
          <table:table-cell office:value-type="string" calcext:value-type="string">
            <text:p>D24</text:p>
          </table:table-cell>
          <table:table-cell table:formula="of:=[.D29]+[.$I$2]" office:value-type="float" office:value="109.809511696302" calcext:value-type="float">
            <text:p>109.809511696302</text:p>
          </table:table-cell>
          <table:table-cell table:formula="of:=[.E29]+[.$I$3]" office:value-type="float" office:value="108.832524003937" calcext:value-type="float">
            <text:p>108.832524003937</text:p>
          </table:table-cell>
          <table:table-cell table:formula="of:=[.B29]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(360/[.$E$2])*([.A30])+[.$C$2];360)" office:value-type="float" office:value="330" calcext:value-type="float">
            <text:p>330</text:p>
          </table:table-cell>
          <table:table-cell table:formula="of:=[.B30]/360*PI()*2" office:value-type="float" office:value="5.75958653158129" calcext:value-type="float">
            <text:p>5.75958653158129</text:p>
          </table:table-cell>
          <table:table-cell table:formula="of:=COS([.C30])*[.$E$3]" office:value-type="float" office:value="11.4315353299546" calcext:value-type="float">
            <text:p>11.4315353299546</text:p>
          </table:table-cell>
          <table:table-cell table:formula="of:=-SIN([.C30])*[.$E$3]" office:value-type="float" office:value="6.60000000000001" calcext:value-type="float">
            <text:p>6.60000000000001</text:p>
          </table:table-cell>
          <table:table-cell/>
          <table:table-cell table:formula="of:=CONCATENATE(&quot;D&quot;;([.A30]+[.$E$1]))" office:value-type="string" office:string-value="D27" calcext:value-type="string">
            <text:p>D27</text:p>
          </table:table-cell>
          <table:table-cell office:value-type="string" calcext:value-type="string">
            <text:p>D25</text:p>
          </table:table-cell>
          <table:table-cell table:formula="of:=[.D30]+[.$I$2]" office:value-type="float" office:value="111.431535329955" calcext:value-type="float">
            <text:p>111.431535329955</text:p>
          </table:table-cell>
          <table:table-cell table:formula="of:=[.E30]+[.$I$3]" office:value-type="float" office:value="106.6" calcext:value-type="float">
            <text:p>106.6</text:p>
          </table:table-cell>
          <table:table-cell table:formula="of:=[.B30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(360/[.$E$2])*([.A31])+[.$C$2];360)" office:value-type="float" office:value="342" calcext:value-type="float">
            <text:p>342</text:p>
          </table:table-cell>
          <table:table-cell table:formula="of:=[.B31]/360*PI()*2" office:value-type="float" office:value="5.96902604182061" calcext:value-type="float">
            <text:p>5.96902604182061</text:p>
          </table:table-cell>
          <table:table-cell table:formula="of:=COS([.C31])*[.$E$3]" office:value-type="float" office:value="12.553946015096" calcext:value-type="float">
            <text:p>12.553946015096</text:p>
          </table:table-cell>
          <table:table-cell table:formula="of:=-SIN([.C31])*[.$E$3]" office:value-type="float" office:value="4.07902432574931" calcext:value-type="float">
            <text:p>4.07902432574931</text:p>
          </table:table-cell>
          <table:table-cell/>
          <table:table-cell table:formula="of:=CONCATENATE(&quot;D&quot;;([.A31]+[.$E$1]))" office:value-type="string" office:string-value="D28" calcext:value-type="string">
            <text:p>D28</text:p>
          </table:table-cell>
          <table:table-cell office:value-type="string" calcext:value-type="string">
            <text:p>D26</text:p>
          </table:table-cell>
          <table:table-cell table:formula="of:=[.D31]+[.$I$2]" office:value-type="float" office:value="112.553946015096" calcext:value-type="float">
            <text:p>112.553946015096</text:p>
          </table:table-cell>
          <table:table-cell table:formula="of:=[.E31]+[.$I$3]" office:value-type="float" office:value="104.079024325749" calcext:value-type="float">
            <text:p>104.079024325749</text:p>
          </table:table-cell>
          <table:table-cell table:formula="of:=[.B31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(360/[.$E$2])*([.A32])+[.$C$2];360)" office:value-type="float" office:value="354" calcext:value-type="float">
            <text:p>354</text:p>
          </table:table-cell>
          <table:table-cell table:formula="of:=[.B32]/360*PI()*2" office:value-type="float" office:value="6.17846555205993" calcext:value-type="float">
            <text:p>6.17846555205993</text:p>
          </table:table-cell>
          <table:table-cell table:formula="of:=COS([.C32])*[.$E$3]" office:value-type="float" office:value="13.1276890188612" calcext:value-type="float">
            <text:p>13.1276890188612</text:p>
          </table:table-cell>
          <table:table-cell table:formula="of:=-SIN([.C32])*[.$E$3]" office:value-type="float" office:value="1.37977571513304" calcext:value-type="float">
            <text:p>1.37977571513304</text:p>
          </table:table-cell>
          <table:table-cell/>
          <table:table-cell table:formula="of:=CONCATENATE(&quot;D&quot;;([.A32]+[.$E$1]))" office:value-type="string" office:string-value="D29" calcext:value-type="string">
            <text:p>D29</text:p>
          </table:table-cell>
          <table:table-cell office:value-type="string" calcext:value-type="string">
            <text:p>D27</text:p>
          </table:table-cell>
          <table:table-cell table:formula="of:=[.D32]+[.$I$2]" office:value-type="float" office:value="113.127689018861" calcext:value-type="float">
            <text:p>113.127689018861</text:p>
          </table:table-cell>
          <table:table-cell table:formula="of:=[.E32]+[.$I$3]" office:value-type="float" office:value="101.379775715133" calcext:value-type="float">
            <text:p>101.379775715133</text:p>
          </table:table-cell>
          <table:table-cell table:formula="of:=[.B32]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(360/[.$E$2])*([.A33])+[.$C$2];360)" office:value-type="float" office:value="6" calcext:value-type="float">
            <text:p>6</text:p>
          </table:table-cell>
          <table:table-cell table:formula="of:=[.B33]/360*PI()*2" office:value-type="float" office:value="0.10471975511966" calcext:value-type="float">
            <text:p>0.10471975511966</text:p>
          </table:table-cell>
          <table:table-cell table:formula="of:=COS([.C33])*[.$E$3]" office:value-type="float" office:value="13.1276890188612" calcext:value-type="float">
            <text:p>13.1276890188612</text:p>
          </table:table-cell>
          <table:table-cell table:formula="of:=-SIN([.C33])*[.$E$3]" office:value-type="float" office:value="-1.37977571513303" calcext:value-type="float">
            <text:p>-1.37977571513303</text:p>
          </table:table-cell>
          <table:table-cell/>
          <table:table-cell table:formula="of:=CONCATENATE(&quot;D&quot;;([.A33]+[.$E$1]))" office:value-type="string" office:string-value="D30" calcext:value-type="string">
            <text:p>D30</text:p>
          </table:table-cell>
          <table:table-cell office:value-type="string" calcext:value-type="string">
            <text:p>D28</text:p>
          </table:table-cell>
          <table:table-cell table:formula="of:=[.D33]+[.$I$2]" office:value-type="float" office:value="113.127689018861" calcext:value-type="float">
            <text:p>113.127689018861</text:p>
          </table:table-cell>
          <table:table-cell table:formula="of:=[.E33]+[.$I$3]" office:value-type="float" office:value="98.620224284867" calcext:value-type="float">
            <text:p>98.620224284867</text:p>
          </table:table-cell>
          <table:table-cell table:formula="of:=[.B33]" office:value-type="float" office:value="6" calcext:value-type="float">
            <text:p>6</text:p>
          </table:table-cell>
        </table:table-row>
      </table:table>
      <table:table table:name="InnerCircle_LED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Number Offse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le Off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(360/[.$E$2])*([.A4])+[.$C$2];360)" office:value-type="float" office:value="30" calcext:value-type="float">
            <text:p>30</text:p>
          </table:table-cell>
          <table:table-cell table:formula="of:=[.B4]/360*PI()*2" office:value-type="float" office:value="0.523598775598299" calcext:value-type="float">
            <text:p>0.523598775598299</text:p>
          </table:table-cell>
          <table:table-cell table:formula="of:=COS([.C4])*[.$E$3]" office:value-type="float" office:value="8.22724133595217" calcext:value-type="float">
            <text:p>8.22724133595217</text:p>
          </table:table-cell>
          <table:table-cell table:formula="of:=-SIN([.C4])*[.$E$3]" office:value-type="float" office:value="-4.75" calcext:value-type="float">
            <text:p>-4.75</text:p>
          </table:table-cell>
          <table:table-cell/>
          <table:table-cell table:formula="of:=CONCATENATE(&quot;D&quot;;([.A4]+[.$E$1]))" office:value-type="string" office:string-value="D101" calcext:value-type="string">
            <text:p>D101</text:p>
          </table:table-cell>
          <table:table-cell table:formula="of:=[.G4]" office:value-type="string" office:string-value="D101" calcext:value-type="string">
            <text:p>D101</text:p>
          </table:table-cell>
          <table:table-cell table:formula="of:=[.D4]+[.$I$2]" office:value-type="float" office:value="108.227241335952" calcext:value-type="float">
            <text:p>108.227241335952</text:p>
          </table:table-cell>
          <table:table-cell table:formula="of:=[.E4]+[.$I$3]" office:value-type="float" office:value="95.25" calcext:value-type="float">
            <text:p>95.25</text:p>
          </table:table-cell>
          <table:table-cell table:formula="of:=[.B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(360/[.$E$2])*([.A5])+[.$C$2];360)" office:value-type="float" office:value="60" calcext:value-type="float">
            <text:p>60</text:p>
          </table:table-cell>
          <table:table-cell table:formula="of:=[.B5]/360*PI()*2" office:value-type="float" office:value="1.0471975511966" calcext:value-type="float">
            <text:p>1.0471975511966</text:p>
          </table:table-cell>
          <table:table-cell table:formula="of:=COS([.C5])*[.$E$3]" office:value-type="float" office:value="4.75" calcext:value-type="float">
            <text:p>4.75</text:p>
          </table:table-cell>
          <table:table-cell table:formula="of:=-SIN([.C5])*[.$E$3]" office:value-type="float" office:value="-8.22724133595217" calcext:value-type="float">
            <text:p>-8.22724133595217</text:p>
          </table:table-cell>
          <table:table-cell/>
          <table:table-cell table:formula="of:=CONCATENATE(&quot;D&quot;;([.A5]+[.$E$1]))" office:value-type="string" office:string-value="D102" calcext:value-type="string">
            <text:p>D102</text:p>
          </table:table-cell>
          <table:table-cell table:formula="of:=[.G5]" office:value-type="string" office:string-value="D102" calcext:value-type="string">
            <text:p>D102</text:p>
          </table:table-cell>
          <table:table-cell table:formula="of:=[.D5]+[.$I$2]" office:value-type="float" office:value="104.75" calcext:value-type="float">
            <text:p>104.75</text:p>
          </table:table-cell>
          <table:table-cell table:formula="of:=[.E5]+[.$I$3]" office:value-type="float" office:value="91.7727586640478" calcext:value-type="float">
            <text:p>91.7727586640478</text:p>
          </table:table-cell>
          <table:table-cell table:formula="of:=[.B5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(360/[.$E$2])*([.A6])+[.$C$2];360)" office:value-type="float" office:value="90" calcext:value-type="float">
            <text:p>90</text:p>
          </table:table-cell>
          <table:table-cell table:formula="of:=[.B6]/360*PI()*2" office:value-type="float" office:value="1.5707963267949" calcext:value-type="float">
            <text:p>1.5707963267949</text:p>
          </table:table-cell>
          <table:table-cell table:formula="of:=COS([.C6])*[.$E$3]" office:value-type="float" office:value="5.81707229594993E-016" calcext:value-type="float">
            <text:p>5.81707229594993E-16</text:p>
          </table:table-cell>
          <table:table-cell table:formula="of:=-SIN([.C6])*[.$E$3]" office:value-type="float" office:value="-9.5" calcext:value-type="float">
            <text:p>-9.5</text:p>
          </table:table-cell>
          <table:table-cell/>
          <table:table-cell table:formula="of:=CONCATENATE(&quot;D&quot;;([.A6]+[.$E$1]))" office:value-type="string" office:string-value="D103" calcext:value-type="string">
            <text:p>D103</text:p>
          </table:table-cell>
          <table:table-cell table:formula="of:=[.G6]" office:value-type="string" office:string-value="D103" calcext:value-type="string">
            <text:p>D103</text:p>
          </table:table-cell>
          <table:table-cell table:formula="of:=[.D6]+[.$I$2]" office:value-type="float" office:value="100" calcext:value-type="float">
            <text:p>100</text:p>
          </table:table-cell>
          <table:table-cell table:formula="of:=[.E6]+[.$I$3]" office:value-type="float" office:value="90.5" calcext:value-type="float">
            <text:p>90.5</text:p>
          </table:table-cell>
          <table:table-cell table:formula="of:=[.B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(360/[.$E$2])*([.A7])+[.$C$2];360)" office:value-type="float" office:value="120" calcext:value-type="float">
            <text:p>120</text:p>
          </table:table-cell>
          <table:table-cell table:formula="of:=[.B7]/360*PI()*2" office:value-type="float" office:value="2.0943951023932" calcext:value-type="float">
            <text:p>2.0943951023932</text:p>
          </table:table-cell>
          <table:table-cell table:formula="of:=COS([.C7])*[.$E$3]" office:value-type="float" office:value="-4.75" calcext:value-type="float">
            <text:p>-4.75</text:p>
          </table:table-cell>
          <table:table-cell table:formula="of:=-SIN([.C7])*[.$E$3]" office:value-type="float" office:value="-8.22724133595217" calcext:value-type="float">
            <text:p>-8.22724133595217</text:p>
          </table:table-cell>
          <table:table-cell/>
          <table:table-cell table:formula="of:=CONCATENATE(&quot;D&quot;;([.A7]+[.$E$1]))" office:value-type="string" office:string-value="D104" calcext:value-type="string">
            <text:p>D104</text:p>
          </table:table-cell>
          <table:table-cell office:value-type="string" calcext:value-type="string">
            <text:p>D401</text:p>
          </table:table-cell>
          <table:table-cell table:formula="of:=[.D7]+[.$I$2]" office:value-type="float" office:value="95.25" calcext:value-type="float">
            <text:p>95.25</text:p>
          </table:table-cell>
          <table:table-cell table:formula="of:=[.E7]+[.$I$3]" office:value-type="float" office:value="91.7727586640478" calcext:value-type="float">
            <text:p>91.7727586640478</text:p>
          </table:table-cell>
          <table:table-cell table:formula="of:=[.B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(360/[.$E$2])*([.A8])+[.$C$2];360)" office:value-type="float" office:value="150" calcext:value-type="float">
            <text:p>150</text:p>
          </table:table-cell>
          <table:table-cell table:formula="of:=[.B8]/360*PI()*2" office:value-type="float" office:value="2.61799387799149" calcext:value-type="float">
            <text:p>2.61799387799149</text:p>
          </table:table-cell>
          <table:table-cell table:formula="of:=COS([.C8])*[.$E$3]" office:value-type="float" office:value="-8.22724133595217" calcext:value-type="float">
            <text:p>-8.22724133595217</text:p>
          </table:table-cell>
          <table:table-cell table:formula="of:=-SIN([.C8])*[.$E$3]" office:value-type="float" office:value="-4.75" calcext:value-type="float">
            <text:p>-4.75</text:p>
          </table:table-cell>
          <table:table-cell/>
          <table:table-cell table:formula="of:=CONCATENATE(&quot;D&quot;;([.A8]+[.$E$1]))" office:value-type="string" office:string-value="D105" calcext:value-type="string">
            <text:p>D105</text:p>
          </table:table-cell>
          <table:table-cell office:value-type="string" calcext:value-type="string">
            <text:p>D402</text:p>
          </table:table-cell>
          <table:table-cell table:formula="of:=[.D8]+[.$I$2]" office:value-type="float" office:value="91.7727586640478" calcext:value-type="float">
            <text:p>91.7727586640478</text:p>
          </table:table-cell>
          <table:table-cell table:formula="of:=[.E8]+[.$I$3]" office:value-type="float" office:value="95.25" calcext:value-type="float">
            <text:p>95.25</text:p>
          </table:table-cell>
          <table:table-cell table:formula="of:=[.B8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(360/[.$E$2])*([.A9])+[.$C$2];360)" office:value-type="float" office:value="180" calcext:value-type="float">
            <text:p>180</text:p>
          </table:table-cell>
          <table:table-cell table:formula="of:=[.B9]/360*PI()*2" office:value-type="float" office:value="3.14159265358979" calcext:value-type="float">
            <text:p>3.14159265358979</text:p>
          </table:table-cell>
          <table:table-cell table:formula="of:=COS([.C9])*[.$E$3]" office:value-type="float" office:value="-9.5" calcext:value-type="float">
            <text:p>-9.5</text:p>
          </table:table-cell>
          <table:table-cell table:formula="of:=-SIN([.C9])*[.$E$3]" office:value-type="float" office:value="-1.16341445918999E-015" calcext:value-type="float">
            <text:p>-1.16341445918999E-15</text:p>
          </table:table-cell>
          <table:table-cell/>
          <table:table-cell table:formula="of:=CONCATENATE(&quot;D&quot;;([.A9]+[.$E$1]))" office:value-type="string" office:string-value="D106" calcext:value-type="string">
            <text:p>D106</text:p>
          </table:table-cell>
          <table:table-cell office:value-type="string" calcext:value-type="string">
            <text:p>D403</text:p>
          </table:table-cell>
          <table:table-cell table:formula="of:=[.D9]+[.$I$2]" office:value-type="float" office:value="90.5" calcext:value-type="float">
            <text:p>90.5</text:p>
          </table:table-cell>
          <table:table-cell table:formula="of:=[.E9]+[.$I$3]" office:value-type="float" office:value="100" calcext:value-type="float">
            <text:p>100</text:p>
          </table:table-cell>
          <table:table-cell table:formula="of:=[.B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(360/[.$E$2])*([.A10])+[.$C$2];360)" office:value-type="float" office:value="210" calcext:value-type="float">
            <text:p>210</text:p>
          </table:table-cell>
          <table:table-cell table:formula="of:=[.B10]/360*PI()*2" office:value-type="float" office:value="3.66519142918809" calcext:value-type="float">
            <text:p>3.66519142918809</text:p>
          </table:table-cell>
          <table:table-cell table:formula="of:=COS([.C10])*[.$E$3]" office:value-type="float" office:value="-8.22724133595217" calcext:value-type="float">
            <text:p>-8.22724133595217</text:p>
          </table:table-cell>
          <table:table-cell table:formula="of:=-SIN([.C10])*[.$E$3]" office:value-type="float" office:value="4.75" calcext:value-type="float">
            <text:p>4.75</text:p>
          </table:table-cell>
          <table:table-cell/>
          <table:table-cell table:formula="of:=CONCATENATE(&quot;D&quot;;([.A10]+[.$E$1]))" office:value-type="string" office:string-value="D107" calcext:value-type="string">
            <text:p>D107</text:p>
          </table:table-cell>
          <table:table-cell office:value-type="string" calcext:value-type="string">
            <text:p>D301</text:p>
          </table:table-cell>
          <table:table-cell table:formula="of:=[.D10]+[.$I$2]" office:value-type="float" office:value="91.7727586640478" calcext:value-type="float">
            <text:p>91.7727586640478</text:p>
          </table:table-cell>
          <table:table-cell table:formula="of:=[.E10]+[.$I$3]" office:value-type="float" office:value="104.75" calcext:value-type="float">
            <text:p>104.75</text:p>
          </table:table-cell>
          <table:table-cell table:formula="of:=[.B10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(360/[.$E$2])*([.A11])+[.$C$2];360)" office:value-type="float" office:value="240" calcext:value-type="float">
            <text:p>240</text:p>
          </table:table-cell>
          <table:table-cell table:formula="of:=[.B11]/360*PI()*2" office:value-type="float" office:value="4.18879020478639" calcext:value-type="float">
            <text:p>4.18879020478639</text:p>
          </table:table-cell>
          <table:table-cell table:formula="of:=COS([.C11])*[.$E$3]" office:value-type="float" office:value="-4.75" calcext:value-type="float">
            <text:p>-4.75</text:p>
          </table:table-cell>
          <table:table-cell table:formula="of:=-SIN([.C11])*[.$E$3]" office:value-type="float" office:value="8.22724133595217" calcext:value-type="float">
            <text:p>8.22724133595217</text:p>
          </table:table-cell>
          <table:table-cell/>
          <table:table-cell table:formula="of:=CONCATENATE(&quot;D&quot;;([.A11]+[.$E$1]))" office:value-type="string" office:string-value="D108" calcext:value-type="string">
            <text:p>D108</text:p>
          </table:table-cell>
          <table:table-cell office:value-type="string" calcext:value-type="string">
            <text:p>D302</text:p>
          </table:table-cell>
          <table:table-cell table:formula="of:=[.D11]+[.$I$2]" office:value-type="float" office:value="95.25" calcext:value-type="float">
            <text:p>95.25</text:p>
          </table:table-cell>
          <table:table-cell table:formula="of:=[.E11]+[.$I$3]" office:value-type="float" office:value="108.227241335952" calcext:value-type="float">
            <text:p>108.227241335952</text:p>
          </table:table-cell>
          <table:table-cell table:formula="of:=[.B1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(360/[.$E$2])*([.A12])+[.$C$2];360)" office:value-type="float" office:value="270" calcext:value-type="float">
            <text:p>270</text:p>
          </table:table-cell>
          <table:table-cell table:formula="of:=[.B12]/360*PI()*2" office:value-type="float" office:value="4.71238898038469" calcext:value-type="float">
            <text:p>4.71238898038469</text:p>
          </table:table-cell>
          <table:table-cell table:formula="of:=COS([.C12])*[.$E$3]" office:value-type="float" office:value="-1.74512168878498E-015" calcext:value-type="float">
            <text:p>-1.74512168878498E-15</text:p>
          </table:table-cell>
          <table:table-cell table:formula="of:=-SIN([.C12])*[.$E$3]" office:value-type="float" office:value="9.5" calcext:value-type="float">
            <text:p>9.5</text:p>
          </table:table-cell>
          <table:table-cell/>
          <table:table-cell table:formula="of:=CONCATENATE(&quot;D&quot;;([.A12]+[.$E$1]))" office:value-type="string" office:string-value="D109" calcext:value-type="string">
            <text:p>D109</text:p>
          </table:table-cell>
          <table:table-cell office:value-type="string" calcext:value-type="string">
            <text:p>D303</text:p>
          </table:table-cell>
          <table:table-cell table:formula="of:=[.D12]+[.$I$2]" office:value-type="float" office:value="100" calcext:value-type="float">
            <text:p>100</text:p>
          </table:table-cell>
          <table:table-cell table:formula="of:=[.E12]+[.$I$3]" office:value-type="float" office:value="109.5" calcext:value-type="float">
            <text:p>109.5</text:p>
          </table:table-cell>
          <table:table-cell table:formula="of:=[.B12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(360/[.$E$2])*([.A13])+[.$C$2];360)" office:value-type="float" office:value="300" calcext:value-type="float">
            <text:p>300</text:p>
          </table:table-cell>
          <table:table-cell table:formula="of:=[.B13]/360*PI()*2" office:value-type="float" office:value="5.23598775598299" calcext:value-type="float">
            <text:p>5.23598775598299</text:p>
          </table:table-cell>
          <table:table-cell table:formula="of:=COS([.C13])*[.$E$3]" office:value-type="float" office:value="4.75" calcext:value-type="float">
            <text:p>4.75</text:p>
          </table:table-cell>
          <table:table-cell table:formula="of:=-SIN([.C13])*[.$E$3]" office:value-type="float" office:value="8.22724133595217" calcext:value-type="float">
            <text:p>8.22724133595217</text:p>
          </table:table-cell>
          <table:table-cell/>
          <table:table-cell table:formula="of:=CONCATENATE(&quot;D&quot;;([.A13]+[.$E$1]))" office:value-type="string" office:string-value="D110" calcext:value-type="string">
            <text:p>D110</text:p>
          </table:table-cell>
          <table:table-cell office:value-type="string" calcext:value-type="string">
            <text:p>D201</text:p>
          </table:table-cell>
          <table:table-cell table:formula="of:=[.D13]+[.$I$2]" office:value-type="float" office:value="104.75" calcext:value-type="float">
            <text:p>104.75</text:p>
          </table:table-cell>
          <table:table-cell table:formula="of:=[.E13]+[.$I$3]" office:value-type="float" office:value="108.227241335952" calcext:value-type="float">
            <text:p>108.227241335952</text:p>
          </table:table-cell>
          <table:table-cell table:formula="of:=[.B1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(360/[.$E$2])*([.A14])+[.$C$2];360)" office:value-type="float" office:value="330" calcext:value-type="float">
            <text:p>330</text:p>
          </table:table-cell>
          <table:table-cell table:formula="of:=[.B14]/360*PI()*2" office:value-type="float" office:value="5.75958653158129" calcext:value-type="float">
            <text:p>5.75958653158129</text:p>
          </table:table-cell>
          <table:table-cell table:formula="of:=COS([.C14])*[.$E$3]" office:value-type="float" office:value="8.22724133595217" calcext:value-type="float">
            <text:p>8.22724133595217</text:p>
          </table:table-cell>
          <table:table-cell table:formula="of:=-SIN([.C14])*[.$E$3]" office:value-type="float" office:value="4.75" calcext:value-type="float">
            <text:p>4.75</text:p>
          </table:table-cell>
          <table:table-cell/>
          <table:table-cell table:formula="of:=CONCATENATE(&quot;D&quot;;([.A14]+[.$E$1]))" office:value-type="string" office:string-value="D111" calcext:value-type="string">
            <text:p>D111</text:p>
          </table:table-cell>
          <table:table-cell office:value-type="string" calcext:value-type="string">
            <text:p>D202</text:p>
          </table:table-cell>
          <table:table-cell table:formula="of:=[.D14]+[.$I$2]" office:value-type="float" office:value="108.227241335952" calcext:value-type="float">
            <text:p>108.227241335952</text:p>
          </table:table-cell>
          <table:table-cell table:formula="of:=[.E14]+[.$I$3]" office:value-type="float" office:value="104.75" calcext:value-type="float">
            <text:p>104.75</text:p>
          </table:table-cell>
          <table:table-cell table:formula="of:=[.B14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(360/[.$E$2])*([.A15])+[.$C$2];360)" office:value-type="float" office:value="0" calcext:value-type="float">
            <text:p>0</text:p>
          </table:table-cell>
          <table:table-cell table:formula="of:=[.B15]/360*PI()*2" office:value-type="float" office:value="0" calcext:value-type="float">
            <text:p>0</text:p>
          </table:table-cell>
          <table:table-cell table:formula="of:=COS([.C15])*[.$E$3]" office:value-type="float" office:value="9.5" calcext:value-type="float">
            <text:p>9.5</text:p>
          </table:table-cell>
          <table:table-cell table:formula="of:=-SIN([.C15])*[.$E$3]" office:value-type="float" office:value="-0" calcext:value-type="float">
            <text:p>0</text:p>
          </table:table-cell>
          <table:table-cell/>
          <table:table-cell table:formula="of:=CONCATENATE(&quot;D&quot;;([.A15]+[.$E$1]))" office:value-type="string" office:string-value="D112" calcext:value-type="string">
            <text:p>D112</text:p>
          </table:table-cell>
          <table:table-cell office:value-type="string" calcext:value-type="string">
            <text:p>D203</text:p>
          </table:table-cell>
          <table:table-cell table:formula="of:=[.D15]+[.$I$2]" office:value-type="float" office:value="109.5" calcext:value-type="float">
            <text:p>109.5</text:p>
          </table:table-cell>
          <table:table-cell table:formula="of:=[.E15]+[.$I$3]" office:value-type="float" office:value="100" calcext:value-type="float">
            <text:p>100</text:p>
          </table:table-cell>
          <table:table-cell table:formula="of:=[.B15]" office:value-type="float" office:value="0" calcext:value-type="float">
            <text:p>0</text:p>
          </table:table-cell>
        </table:table-row>
      </table:table>
      <table:table table:name="InnerCircle_R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Number Offse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le Offs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off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(360/[.$E$2])*([.A4])+[.$C$2];360)" office:value-type="float" office:value="45" calcext:value-type="float">
            <text:p>45</text:p>
          </table:table-cell>
          <table:table-cell table:formula="of:=[.B4]/360*PI()*2" office:value-type="float" office:value="0.785398163397448" calcext:value-type="float">
            <text:p>0.785398163397448</text:p>
          </table:table-cell>
          <table:table-cell table:formula="of:=COS([.C4])*[.$E$3]" office:value-type="float" office:value="6.7175144212722" calcext:value-type="float">
            <text:p>6.7175144212722</text:p>
          </table:table-cell>
          <table:table-cell table:formula="of:=-SIN([.C4])*[.$E$3]" office:value-type="float" office:value="-6.7175144212722" calcext:value-type="float">
            <text:p>-6.7175144212722</text:p>
          </table:table-cell>
          <table:table-cell/>
          <table:table-cell table:formula="of:=CONCATENATE(&quot;D&quot;;([.A4]+[.$E$1]))" office:value-type="string" office:string-value="D101" calcext:value-type="string">
            <text:p>D101</text:p>
          </table:table-cell>
          <table:table-cell office:value-type="string" calcext:value-type="string">
            <text:p>R14</text:p>
          </table:table-cell>
          <table:table-cell table:formula="of:=[.D4]+[.$I$2]" office:value-type="float" office:value="106.717514421272" calcext:value-type="float">
            <text:p>106.717514421272</text:p>
          </table:table-cell>
          <table:table-cell table:formula="of:=[.E4]+[.$I$3]" office:value-type="float" office:value="93.2824855787278" calcext:value-type="float">
            <text:p>93.2824855787278</text:p>
          </table:table-cell>
          <table:table-cell table:formula="of:=[.B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(360/[.$E$2])*([.A5])+[.$C$2];360)" office:value-type="float" office:value="75" calcext:value-type="float">
            <text:p>75</text:p>
          </table:table-cell>
          <table:table-cell table:formula="of:=[.B5]/360*PI()*2" office:value-type="float" office:value="1.30899693899575" calcext:value-type="float">
            <text:p>1.30899693899575</text:p>
          </table:table-cell>
          <table:table-cell table:formula="of:=COS([.C5])*[.$E$3]" office:value-type="float" office:value="2.45878092847395" calcext:value-type="float">
            <text:p>2.45878092847395</text:p>
          </table:table-cell>
          <table:table-cell table:formula="of:=-SIN([.C5])*[.$E$3]" office:value-type="float" office:value="-9.17629534974615" calcext:value-type="float">
            <text:p>-9.17629534974615</text:p>
          </table:table-cell>
          <table:table-cell/>
          <table:table-cell table:formula="of:=CONCATENATE(&quot;D&quot;;([.A5]+[.$E$1]))" office:value-type="string" office:string-value="D102" calcext:value-type="string">
            <text:p>D102</text:p>
          </table:table-cell>
          <table:table-cell office:value-type="string" calcext:value-type="string">
            <text:p>R13</text:p>
          </table:table-cell>
          <table:table-cell table:formula="of:=[.D5]+[.$I$2]" office:value-type="float" office:value="102.458780928474" calcext:value-type="float">
            <text:p>102.458780928474</text:p>
          </table:table-cell>
          <table:table-cell table:formula="of:=[.E5]+[.$I$3]" office:value-type="float" office:value="90.8237046502539" calcext:value-type="float">
            <text:p>90.8237046502539</text:p>
          </table:table-cell>
          <table:table-cell table:formula="of:=[.B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(360/[.$E$2])*([.A6])+[.$C$2];360)" office:value-type="float" office:value="105" calcext:value-type="float">
            <text:p>105</text:p>
          </table:table-cell>
          <table:table-cell table:formula="of:=[.B6]/360*PI()*2" office:value-type="float" office:value="1.83259571459405" calcext:value-type="float">
            <text:p>1.83259571459405</text:p>
          </table:table-cell>
          <table:table-cell table:formula="of:=COS([.C6])*[.$E$3]" office:value-type="float" office:value="-2.45878092847395" calcext:value-type="float">
            <text:p>-2.45878092847395</text:p>
          </table:table-cell>
          <table:table-cell table:formula="of:=-SIN([.C6])*[.$E$3]" office:value-type="float" office:value="-9.17629534974615" calcext:value-type="float">
            <text:p>-9.17629534974615</text:p>
          </table:table-cell>
          <table:table-cell/>
          <table:table-cell table:formula="of:=CONCATENATE(&quot;D&quot;;([.A6]+[.$E$1]))" office:value-type="string" office:string-value="D103" calcext:value-type="string">
            <text:p>D103</text:p>
          </table:table-cell>
          <table:table-cell office:value-type="string" calcext:value-type="string">
            <text:p>R11</text:p>
          </table:table-cell>
          <table:table-cell table:formula="of:=[.D6]+[.$I$2]" office:value-type="float" office:value="97.5412190715261" calcext:value-type="float">
            <text:p>97.5412190715261</text:p>
          </table:table-cell>
          <table:table-cell table:formula="of:=[.E6]+[.$I$3]" office:value-type="float" office:value="90.8237046502539" calcext:value-type="float">
            <text:p>90.8237046502539</text:p>
          </table:table-cell>
          <table:table-cell table:formula="of:=[.B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(360/[.$E$2])*([.A7])+[.$C$2];360)" office:value-type="float" office:value="135" calcext:value-type="float">
            <text:p>135</text:p>
          </table:table-cell>
          <table:table-cell table:formula="of:=[.B7]/360*PI()*2" office:value-type="float" office:value="2.35619449019234" calcext:value-type="float">
            <text:p>2.35619449019234</text:p>
          </table:table-cell>
          <table:table-cell table:formula="of:=COS([.C7])*[.$E$3]" office:value-type="float" office:value="-6.7175144212722" calcext:value-type="float">
            <text:p>-6.7175144212722</text:p>
          </table:table-cell>
          <table:table-cell table:formula="of:=-SIN([.C7])*[.$E$3]" office:value-type="float" office:value="-6.7175144212722" calcext:value-type="float">
            <text:p>-6.7175144212722</text:p>
          </table:table-cell>
          <table:table-cell/>
          <table:table-cell table:formula="of:=CONCATENATE(&quot;D&quot;;([.A7]+[.$E$1]))" office:value-type="string" office:string-value="D104" calcext:value-type="string">
            <text:p>D104</text:p>
          </table:table-cell>
          <table:table-cell office:value-type="string" calcext:value-type="string">
            <text:p>R44</text:p>
          </table:table-cell>
          <table:table-cell table:formula="of:=[.D7]+[.$I$2]" office:value-type="float" office:value="93.2824855787278" calcext:value-type="float">
            <text:p>93.2824855787278</text:p>
          </table:table-cell>
          <table:table-cell table:formula="of:=[.E7]+[.$I$3]" office:value-type="float" office:value="93.2824855787278" calcext:value-type="float">
            <text:p>93.2824855787278</text:p>
          </table:table-cell>
          <table:table-cell table:formula="of:=[.B7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(360/[.$E$2])*([.A8])+[.$C$2];360)" office:value-type="float" office:value="165" calcext:value-type="float">
            <text:p>165</text:p>
          </table:table-cell>
          <table:table-cell table:formula="of:=[.B8]/360*PI()*2" office:value-type="float" office:value="2.87979326579064" calcext:value-type="float">
            <text:p>2.87979326579064</text:p>
          </table:table-cell>
          <table:table-cell table:formula="of:=COS([.C8])*[.$E$3]" office:value-type="float" office:value="-9.17629534974615" calcext:value-type="float">
            <text:p>-9.17629534974615</text:p>
          </table:table-cell>
          <table:table-cell table:formula="of:=-SIN([.C8])*[.$E$3]" office:value-type="float" office:value="-2.45878092847395" calcext:value-type="float">
            <text:p>-2.45878092847395</text:p>
          </table:table-cell>
          <table:table-cell/>
          <table:table-cell table:formula="of:=CONCATENATE(&quot;D&quot;;([.A8]+[.$E$1]))" office:value-type="string" office:string-value="D105" calcext:value-type="string">
            <text:p>D105</text:p>
          </table:table-cell>
          <table:table-cell office:value-type="string" calcext:value-type="string">
            <text:p>R43</text:p>
          </table:table-cell>
          <table:table-cell table:formula="of:=[.D8]+[.$I$2]" office:value-type="float" office:value="90.8237046502539" calcext:value-type="float">
            <text:p>90.8237046502539</text:p>
          </table:table-cell>
          <table:table-cell table:formula="of:=[.E8]+[.$I$3]" office:value-type="float" office:value="97.5412190715261" calcext:value-type="float">
            <text:p>97.5412190715261</text:p>
          </table:table-cell>
          <table:table-cell table:formula="of:=[.B8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(360/[.$E$2])*([.A9])+[.$C$2];360)" office:value-type="float" office:value="195" calcext:value-type="float">
            <text:p>195</text:p>
          </table:table-cell>
          <table:table-cell table:formula="of:=[.B9]/360*PI()*2" office:value-type="float" office:value="3.40339204138894" calcext:value-type="float">
            <text:p>3.40339204138894</text:p>
          </table:table-cell>
          <table:table-cell table:formula="of:=COS([.C9])*[.$E$3]" office:value-type="float" office:value="-9.17629534974615" calcext:value-type="float">
            <text:p>-9.17629534974615</text:p>
          </table:table-cell>
          <table:table-cell table:formula="of:=-SIN([.C9])*[.$E$3]" office:value-type="float" office:value="2.45878092847394" calcext:value-type="float">
            <text:p>2.45878092847394</text:p>
          </table:table-cell>
          <table:table-cell/>
          <table:table-cell table:formula="of:=CONCATENATE(&quot;D&quot;;([.A9]+[.$E$1]))" office:value-type="string" office:string-value="D106" calcext:value-type="string">
            <text:p>D106</text:p>
          </table:table-cell>
          <table:table-cell office:value-type="string" calcext:value-type="string">
            <text:p>R41</text:p>
          </table:table-cell>
          <table:table-cell table:formula="of:=[.D9]+[.$I$2]" office:value-type="float" office:value="90.8237046502538" calcext:value-type="float">
            <text:p>90.8237046502538</text:p>
          </table:table-cell>
          <table:table-cell table:formula="of:=[.E9]+[.$I$3]" office:value-type="float" office:value="102.458780928474" calcext:value-type="float">
            <text:p>102.458780928474</text:p>
          </table:table-cell>
          <table:table-cell table:formula="of:=[.B9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(360/[.$E$2])*([.A10])+[.$C$2];360)" office:value-type="float" office:value="225" calcext:value-type="float">
            <text:p>225</text:p>
          </table:table-cell>
          <table:table-cell table:formula="of:=[.B10]/360*PI()*2" office:value-type="float" office:value="3.92699081698724" calcext:value-type="float">
            <text:p>3.92699081698724</text:p>
          </table:table-cell>
          <table:table-cell table:formula="of:=COS([.C10])*[.$E$3]" office:value-type="float" office:value="-6.7175144212722" calcext:value-type="float">
            <text:p>-6.7175144212722</text:p>
          </table:table-cell>
          <table:table-cell table:formula="of:=-SIN([.C10])*[.$E$3]" office:value-type="float" office:value="6.7175144212722" calcext:value-type="float">
            <text:p>6.7175144212722</text:p>
          </table:table-cell>
          <table:table-cell/>
          <table:table-cell table:formula="of:=CONCATENATE(&quot;D&quot;;([.A10]+[.$E$1]))" office:value-type="string" office:string-value="D107" calcext:value-type="string">
            <text:p>D107</text:p>
          </table:table-cell>
          <table:table-cell office:value-type="string" calcext:value-type="string">
            <text:p>R34</text:p>
          </table:table-cell>
          <table:table-cell table:formula="of:=[.D10]+[.$I$2]" office:value-type="float" office:value="93.2824855787278" calcext:value-type="float">
            <text:p>93.2824855787278</text:p>
          </table:table-cell>
          <table:table-cell table:formula="of:=[.E10]+[.$I$3]" office:value-type="float" office:value="106.717514421272" calcext:value-type="float">
            <text:p>106.717514421272</text:p>
          </table:table-cell>
          <table:table-cell table:formula="of:=[.B10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(360/[.$E$2])*([.A11])+[.$C$2];360)" office:value-type="float" office:value="255" calcext:value-type="float">
            <text:p>255</text:p>
          </table:table-cell>
          <table:table-cell table:formula="of:=[.B11]/360*PI()*2" office:value-type="float" office:value="4.45058959258554" calcext:value-type="float">
            <text:p>4.45058959258554</text:p>
          </table:table-cell>
          <table:table-cell table:formula="of:=COS([.C11])*[.$E$3]" office:value-type="float" office:value="-2.45878092847395" calcext:value-type="float">
            <text:p>-2.45878092847395</text:p>
          </table:table-cell>
          <table:table-cell table:formula="of:=-SIN([.C11])*[.$E$3]" office:value-type="float" office:value="9.17629534974615" calcext:value-type="float">
            <text:p>9.17629534974615</text:p>
          </table:table-cell>
          <table:table-cell/>
          <table:table-cell table:formula="of:=CONCATENATE(&quot;D&quot;;([.A11]+[.$E$1]))" office:value-type="string" office:string-value="D108" calcext:value-type="string">
            <text:p>D108</text:p>
          </table:table-cell>
          <table:table-cell office:value-type="string" calcext:value-type="string">
            <text:p>R33</text:p>
          </table:table-cell>
          <table:table-cell table:formula="of:=[.D11]+[.$I$2]" office:value-type="float" office:value="97.5412190715261" calcext:value-type="float">
            <text:p>97.5412190715261</text:p>
          </table:table-cell>
          <table:table-cell table:formula="of:=[.E11]+[.$I$3]" office:value-type="float" office:value="109.176295349746" calcext:value-type="float">
            <text:p>109.176295349746</text:p>
          </table:table-cell>
          <table:table-cell table:formula="of:=[.B11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(360/[.$E$2])*([.A12])+[.$C$2];360)" office:value-type="float" office:value="285" calcext:value-type="float">
            <text:p>285</text:p>
          </table:table-cell>
          <table:table-cell table:formula="of:=[.B12]/360*PI()*2" office:value-type="float" office:value="4.97418836818384" calcext:value-type="float">
            <text:p>4.97418836818384</text:p>
          </table:table-cell>
          <table:table-cell table:formula="of:=COS([.C12])*[.$E$3]" office:value-type="float" office:value="2.45878092847394" calcext:value-type="float">
            <text:p>2.45878092847394</text:p>
          </table:table-cell>
          <table:table-cell table:formula="of:=-SIN([.C12])*[.$E$3]" office:value-type="float" office:value="9.17629534974615" calcext:value-type="float">
            <text:p>9.17629534974615</text:p>
          </table:table-cell>
          <table:table-cell/>
          <table:table-cell table:formula="of:=CONCATENATE(&quot;D&quot;;([.A12]+[.$E$1]))" office:value-type="string" office:string-value="D109" calcext:value-type="string">
            <text:p>D109</text:p>
          </table:table-cell>
          <table:table-cell office:value-type="string" calcext:value-type="string">
            <text:p>R31</text:p>
          </table:table-cell>
          <table:table-cell table:formula="of:=[.D12]+[.$I$2]" office:value-type="float" office:value="102.458780928474" calcext:value-type="float">
            <text:p>102.458780928474</text:p>
          </table:table-cell>
          <table:table-cell table:formula="of:=[.E12]+[.$I$3]" office:value-type="float" office:value="109.176295349746" calcext:value-type="float">
            <text:p>109.176295349746</text:p>
          </table:table-cell>
          <table:table-cell table:formula="of:=[.B12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(360/[.$E$2])*([.A13])+[.$C$2];360)" office:value-type="float" office:value="315" calcext:value-type="float">
            <text:p>315</text:p>
          </table:table-cell>
          <table:table-cell table:formula="of:=[.B13]/360*PI()*2" office:value-type="float" office:value="5.49778714378214" calcext:value-type="float">
            <text:p>5.49778714378214</text:p>
          </table:table-cell>
          <table:table-cell table:formula="of:=COS([.C13])*[.$E$3]" office:value-type="float" office:value="6.7175144212722" calcext:value-type="float">
            <text:p>6.7175144212722</text:p>
          </table:table-cell>
          <table:table-cell table:formula="of:=-SIN([.C13])*[.$E$3]" office:value-type="float" office:value="6.7175144212722" calcext:value-type="float">
            <text:p>6.7175144212722</text:p>
          </table:table-cell>
          <table:table-cell/>
          <table:table-cell table:formula="of:=CONCATENATE(&quot;D&quot;;([.A13]+[.$E$1]))" office:value-type="string" office:string-value="D110" calcext:value-type="string">
            <text:p>D110</text:p>
          </table:table-cell>
          <table:table-cell office:value-type="string" calcext:value-type="string">
            <text:p>R24</text:p>
          </table:table-cell>
          <table:table-cell table:formula="of:=[.D13]+[.$I$2]" office:value-type="float" office:value="106.717514421272" calcext:value-type="float">
            <text:p>106.717514421272</text:p>
          </table:table-cell>
          <table:table-cell table:formula="of:=[.E13]+[.$I$3]" office:value-type="float" office:value="106.717514421272" calcext:value-type="float">
            <text:p>106.717514421272</text:p>
          </table:table-cell>
          <table:table-cell table:formula="of:=[.B13]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(360/[.$E$2])*([.A14])+[.$C$2];360)" office:value-type="float" office:value="345" calcext:value-type="float">
            <text:p>345</text:p>
          </table:table-cell>
          <table:table-cell table:formula="of:=[.B14]/360*PI()*2" office:value-type="float" office:value="6.02138591938044" calcext:value-type="float">
            <text:p>6.02138591938044</text:p>
          </table:table-cell>
          <table:table-cell table:formula="of:=COS([.C14])*[.$E$3]" office:value-type="float" office:value="9.17629534974615" calcext:value-type="float">
            <text:p>9.17629534974615</text:p>
          </table:table-cell>
          <table:table-cell table:formula="of:=-SIN([.C14])*[.$E$3]" office:value-type="float" office:value="2.45878092847395" calcext:value-type="float">
            <text:p>2.45878092847395</text:p>
          </table:table-cell>
          <table:table-cell/>
          <table:table-cell table:formula="of:=CONCATENATE(&quot;D&quot;;([.A14]+[.$E$1]))" office:value-type="string" office:string-value="D111" calcext:value-type="string">
            <text:p>D111</text:p>
          </table:table-cell>
          <table:table-cell office:value-type="string" calcext:value-type="string">
            <text:p>R23</text:p>
          </table:table-cell>
          <table:table-cell table:formula="of:=[.D14]+[.$I$2]" office:value-type="float" office:value="109.176295349746" calcext:value-type="float">
            <text:p>109.176295349746</text:p>
          </table:table-cell>
          <table:table-cell table:formula="of:=[.E14]+[.$I$3]" office:value-type="float" office:value="102.458780928474" calcext:value-type="float">
            <text:p>102.458780928474</text:p>
          </table:table-cell>
          <table:table-cell table:formula="of:=[.B14]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(360/[.$E$2])*([.A15])+[.$C$2];360)" office:value-type="float" office:value="15" calcext:value-type="float">
            <text:p>15</text:p>
          </table:table-cell>
          <table:table-cell table:formula="of:=[.B15]/360*PI()*2" office:value-type="float" office:value="0.261799387799149" calcext:value-type="float">
            <text:p>0.261799387799149</text:p>
          </table:table-cell>
          <table:table-cell table:formula="of:=COS([.C15])*[.$E$3]" office:value-type="float" office:value="9.17629534974615" calcext:value-type="float">
            <text:p>9.17629534974615</text:p>
          </table:table-cell>
          <table:table-cell table:formula="of:=-SIN([.C15])*[.$E$3]" office:value-type="float" office:value="-2.45878092847395" calcext:value-type="float">
            <text:p>-2.45878092847395</text:p>
          </table:table-cell>
          <table:table-cell/>
          <table:table-cell table:formula="of:=CONCATENATE(&quot;D&quot;;([.A15]+[.$E$1]))" office:value-type="string" office:string-value="D112" calcext:value-type="string">
            <text:p>D112</text:p>
          </table:table-cell>
          <table:table-cell office:value-type="string" calcext:value-type="string">
            <text:p>R21</text:p>
          </table:table-cell>
          <table:table-cell table:formula="of:=[.D15]+[.$I$2]" office:value-type="float" office:value="109.176295349746" calcext:value-type="float">
            <text:p>109.176295349746</text:p>
          </table:table-cell>
          <table:table-cell table:formula="of:=[.E15]+[.$I$3]" office:value-type="float" office:value="97.5412190715261" calcext:value-type="float">
            <text:p>97.5412190715261</text:p>
          </table:table-cell>
          <table:table-cell table:formula="of:=[.B15]" office:value-type="float" office:value="15" calcext:value-type="float">
            <text:p>15</text:p>
          </table:table-cell>
        </table:table-row>
      </table:table>
      <table:table table:name="Groups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x03</text:p>
          </table:table-cell>
          <table:table-cell office:value-type="string" calcext:value-type="string">
            <text:p>Dx02</text:p>
          </table:table-cell>
          <table:table-cell office:value-type="string" calcext:value-type="string">
            <text:p>Dx0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12"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table:number-columns-repeated="11"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table:number-columns-repeated="7" table:style-name="ce1" office:value-type="string" calcext:value-type="string">
            <text:p>x</text:p>
          </table:table-cell>
          <table:table-cell/>
          <table:table-cell table:number-columns-repeated="3" table:style-name="ce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/>
          <table:table-cell table:number-columns-repeated="6" table:style-name="ce1" office:value-type="string" calcext:value-type="string">
            <text:p>x</text:p>
          </table:table-cell>
          <table:table-cell table:number-columns-repeated="2"/>
          <table:table-cell table:number-columns-repeated="3" table:style-name="ce1"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omponents to Remo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D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39</text:p>
          </table:table-cell>
          <table:table-cell table:number-columns-repeated="7"/>
          <table:table-cell office:value-type="string" calcext:value-type="string">
            <text:p>D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D49</text:p>
          </table:table-cell>
          <table:table-cell table:number-columns-repeated="6"/>
          <table:table-cell office:value-type="string" calcext:value-type="string">
            <text:p>D42</text:p>
          </table:table-cell>
          <table:table-cell office:value-type="string" calcext:value-type="string">
            <text:p>D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21:15:40.284160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9:16:17.863788043</meta:creation-date>
    <dc:date>2019-02-12T21:56:04.848910276</dc:date>
    <meta:editing-duration>PT31M23S</meta:editing-duration>
    <meta:editing-cycles>13</meta:editing-cycles>
    <meta:generator>LibreOffice/6.1.4.2$Linux_X86_64 LibreOffice_project/10$Build-2</meta:generator>
    <meta:document-statistic meta:table-count="4" meta:cell-count="648" meta:object-count="0"/>
  </office:meta>
</office:document-meta>
</file>